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55e2" officeooo:paragraph-rsid="001655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 n’y suis pas arrivé...j’ai d’abord essayé avec du javascript mais bon…</text:p>
      <text:p text:style-name="P1">et après en css...mais toujours pas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22:55:22.929888729</meta:creation-date>
    <dc:date>2019-09-13T22:56:14.128814907</dc:date>
    <meta:editing-duration>PT52S</meta:editing-duration>
    <meta:editing-cycles>1</meta:editing-cycles>
    <meta:document-statistic meta:table-count="0" meta:image-count="0" meta:object-count="0" meta:page-count="1" meta:paragraph-count="2" meta:word-count="18" meta:character-count="111" meta:non-whitespace-character-count="95"/>
    <meta:generator>LibreOffice/6.0.7.3$Linux_X86_64 LibreOffice_project/00m0$Build-3</meta:generator>
  </office:meta>
</office:document-meta>
</file>